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Sans 17" svg:font-family="'LM Sans 17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.909cm" fo:min-width="16.137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1.909cm" fo:min-width="16.137cm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1.909cm" fo:min-width="16.13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5.716cm" fo:min-width="3.053cm"/>
    </style:style>
    <style:style style:name="gr5" style:family="graphic" style:parent-style-name="standard">
      <style:graphic-properties svg:stroke-color="#000000" draw:fill-color="#f8f1e9" draw:textarea-horizontal-align="justify" draw:textarea-vertical-align="middle" draw:auto-grow-height="false" fo:min-height="1.469cm" fo:min-width="4.902cm"/>
    </style:style>
    <style:style style:name="gr6" style:family="graphic" style:parent-style-name="standard">
      <style:graphic-properties svg:stroke-color="#000000" draw:fill-color="#e2ddd9" draw:textarea-horizontal-align="justify" draw:textarea-vertical-align="middle" draw:auto-grow-height="false" fo:min-height="1.469cm" fo:min-width="4.14cm"/>
    </style:style>
    <style:style style:name="gr7" style:family="graphic" style:parent-style-name="standard">
      <style:graphic-properties svg:stroke-color="#000000" draw:fill-color="#e2ddd9" draw:textarea-horizontal-align="justify" draw:textarea-vertical-align="middle" draw:auto-grow-height="false" fo:min-height="1.469cm" fo:min-width="9.982cm"/>
    </style:style>
    <style:style style:name="gr8" style:family="graphic" style:parent-style-name="standard">
      <style:graphic-properties svg:stroke-color="#000000" draw:fill-color="#f8f1e9" draw:textarea-horizontal-align="justify" draw:textarea-vertical-align="middle" draw:auto-grow-height="false" fo:min-height="1.469cm" fo:min-width="2.487cm"/>
    </style:style>
    <style:style style:name="gr9" style:family="graphic" style:parent-style-name="standard">
      <style:graphic-properties svg:stroke-color="#000000" draw:fill-color="#f8f1e9" draw:textarea-horizontal-align="justify" draw:textarea-vertical-align="middle" draw:auto-grow-height="false" fo:min-height="1.469cm" fo:min-width="2.87cm"/>
    </style:style>
    <style:style style:name="gr10" style:family="graphic" style:parent-style-name="standard">
      <style:graphic-properties svg:stroke-color="#000000" draw:fill-color="#d8c8b8" draw:textarea-horizontal-align="justify" draw:textarea-vertical-align="middle" draw:auto-grow-height="false" fo:min-height="1.469cm" fo:min-width="2.77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.8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.068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style:font-name="LM Sans 17"/>
    </style:style>
    <style:style style:name="P6" style:family="paragraph">
      <loext:graphic-properties draw:fill-color="#f8f1e9"/>
      <style:paragraph-properties fo:text-align="center"/>
      <style:text-properties style:font-name="LM Sans 17" fo:font-size="14pt" style:font-size-asian="14pt" style:font-size-complex="14pt"/>
    </style:style>
    <style:style style:name="P7" style:family="paragraph">
      <loext:graphic-properties draw:fill-color="#e2ddd9"/>
      <style:paragraph-properties fo:text-align="center"/>
      <style:text-properties style:font-name="LM Sans 17" fo:font-size="14pt" style:font-size-asian="14pt" style:font-size-complex="14pt"/>
    </style:style>
    <style:style style:name="P8" style:family="paragraph">
      <loext:graphic-properties draw:fill-color="#d8c8b8"/>
      <style:paragraph-properties fo:text-align="center"/>
      <style:text-properties style:font-name="LM Sans 17"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center"/>
      <style:text-properties style:font-name="LM Sans 17" fo:font-size="12pt" style:font-size-asian="12pt" style:font-size-complex="12pt"/>
    </style:style>
    <style:style style:name="T1" style:family="text">
      <style:text-properties style:font-name="LM Sans 17"/>
    </style:style>
    <style:style style:name="T2" style:family="text">
      <style:text-properties style:font-name="LM Sans 17" fo:font-size="14pt" style:font-size-asian="14pt" style:font-size-complex="14pt"/>
    </style:style>
    <style:style style:name="T3" style:family="text">
      <style:text-properties style:font-name="LM Sans 17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637cm" svg:height="2.159cm" svg:x="4.556cm" svg:y="2.6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637cm" svg:height="2.159cm" svg:x="4.556cm" svg:y="4.8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637cm" svg:height="2.159cm" svg:x="4.556cm" svg:y="7.0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937cm" svg:height="6.35cm" svg:x="15.605cm" svg:y="2.778cm">
          <text:p text:style-name="P4"><text:span text:style-name="T1">Performance</text:span><text:span text:style-name="T1"><text:line-break/></text:span><text:span text:style-name="T1">Evolution</text:span></text:p>
          <text:p text:style-name="P4"><text:span text:style-name="T1">Assess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5.588cm" svg:height="1.905cm" svg:x="4.683cm" svg:y="2.778cm">
          <text:p text:style-name="P4"><text:span text:style-name="T2">Variability Model Extr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26cm" svg:height="1.905cm" svg:x="10.525cm" svg:y="2.778cm">
          <text:p text:style-name="P4"><text:span text:style-name="T2">Configuration Samp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0.668cm" svg:height="1.905cm" svg:x="4.683cm" svg:y="4.937cm">
          <text:p text:style-name="P4"><text:span text:style-name="T2">Revision Samp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.173cm" svg:height="1.905cm" svg:x="4.685cm" svg:y="7.178cm">
          <text:p text:style-name="P4"><text:span text:style-name="T2">Performance </text:span></text:p>
          <text:p text:style-name="P4"><text:span text:style-name="T2">Tar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3.556cm" svg:height="1.905cm" svg:x="8.112cm" svg:y="7.178cm">
          <text:p text:style-name="P4"><text:span text:style-name="T2">Performance </text:span></text:p>
          <text:p text:style-name="P4"><text:span text:style-name="T2">Benchm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.464cm" svg:height="1.905cm" svg:x="11.887cm" svg:y="7.178cm">
          <text:p text:style-name="P4"><text:span text:style-name="T2">Performance</text:span><text:span text:style-name="T2"><text:line-break/></text:span><text:span text:style-name="T2">Measur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2.399cm" svg:height="1.495cm" draw:transform="rotate (1.5707963267949) translate (19.731cm 4.94cm)">
          <draw:text-box>
            <text:p text:style-name="P4"><text:span text:style-name="T3">Variability</text:span></text:p>
            <text:p text:style-name="P4"><text:span text:style-name="T3">Assessment</text:span></text:p>
          </draw:text-box>
        </draw:frame>
        <draw:frame draw:style-name="gr11" draw:text-style-name="P9" draw:layer="layout" svg:width="2.399cm" svg:height="1.495cm" draw:transform="rotate (1.5707963267949) translate (19.732cm 7.141cm)">
          <draw:text-box>
            <text:p text:style-name="P4"><text:span text:style-name="T3">Version</text:span></text:p>
            <text:p text:style-name="P4"><text:span text:style-name="T3">Assessment</text:span></text:p>
          </draw:text-box>
        </draw:frame>
        <draw:frame draw:style-name="gr12" draw:text-style-name="P9" draw:layer="layout" svg:width="2.568cm" svg:height="1.495cm" draw:transform="rotate (1.5707963267949) translate (19.733cm 9.442cm)">
          <draw:text-box>
            <text:p text:style-name="P4"><text:span text:style-name="T3">Performance</text:span></text:p>
            <text:p text:style-name="P4"><text:span text:style-name="T3">Assess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Sans 17" svg:font-family="'LM Sans 17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7T15:51:14.463461109</meta:creation-date>
    <dc:date>2017-10-25T15:01:18.929576431</dc:date>
    <meta:editing-duration>PT18H48M1S</meta:editing-duration>
    <meta:editing-cycles>5</meta:editing-cycles>
    <meta:generator>LibreOffice/5.2.7.2$Linux_X86_64 LibreOffice_project/20m0$Build-2</meta:generator>
    <meta:document-statistic meta:object-count="13"/>
  </office:meta>
</office:document-meta>
</file>